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Manassas</text:p>
          </table:table-cell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6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5">
            <text:p>5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79">
            <text:p>179</text:p>
          </table:table-cell>
          <table:table-cell table:style-name="ce22" office:value-type="float" office:value="18">
            <text:p>18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">
            <text:p>2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7">
            <text:p>7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16">
            <text:p>16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">
            <text:p>3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499">
            <text:p>499</text:p>
          </table:table-cell>
          <table:table-cell table:style-name="ce22" office:value-type="float" office:value="52">
            <text:p>52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8">
            <text:p>18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34">
            <text:p>134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81">
            <text:p>181</text:p>
          </table:table-cell>
          <table:table-cell table:style-name="ce22" office:value-type="float" office:value="8">
            <text:p>8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27">
            <text:p>27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7">
            <text:p>7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91">
            <text:p>291</text:p>
          </table:table-cell>
          <table:table-cell table:style-name="ce22" office:value-type="float" office:value="17">
            <text:p>17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81">
            <text:p>81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219">
            <text:p>1219</text:p>
          </table:table-cell>
          <table:table-cell table:style-name="ce22" office:value-type="float" office:value="133">
            <text:p>133</text:p>
          </table:table-cell>
          <table:table-cell table:number-columns-repeated="6" table:style-name="ce22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